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oding with Qiskit,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www.youtube.com/watch?v=oaAjxcIFLtM&amp;list=PLOFEBzvs-VvrgHZt3exM_NNiNKtZlHvZi&amp;index=1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How to Install Qiskit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Python Based SDK</text:span></text:p>
              </text:list-item>
              <text:list-item>
                <text:p text:style-name="P2"><text:span text:style-name="T1">Install MiniConda </text:span></text:p>
                <text:list>
                  <text:list-item>
                    <text:p><text:span text:style-name="T1">Using Brew I instaled Anaconda</text:span></text:p>
                  </text:list-item>
                </text:list>
              </text:list-item>
              <text:list-item>
                <text:p><text:span text:style-name="T1">Create a directory and cd into it.</text:span></text:p>
                <text:list>
                  <text:list-item>
                    <text:p><text:span text:style-name="T1">conda create –name cwq</text:span></text:p>
                  </text:list-item>
                  <text:list-item>
                    <text:p><text:span text:style-name="T1">conda activaet cwq</text:span></text:p>
                  </text:list-item>
                  <text:list-item>
                    <text:p><text:span text:style-name="T1">conda install pip</text:span></text:p>
                  </text:list-item>
                  <text:list-item>
                    <text:p><text:span text:style-name="T1">pip install qiskit</text:span></text:p>
                  </text:list-item>
                </text:list>
              </text:list-item>
              <text:list-item>
                <text:p><text:span text:style-name="T1">Extra Packages</text:span></text:p>
                <text:list>
                  <text:list-item>
                    <text:p><text:span text:style-name="T1">matplotlib</text:span></text:p>
                  </text:list-item>
                  <text:list-item>
                    <text:p><text:span text:style-name="T1">qiskit_ibm_runtime </text:span><text:span text:style-name="T1"><text:tab/></text:span><text:span text:style-name="T1"><text:tab/></text:span><text:span text:style-name="T1">// Connect Qiskit to IBM runtime environment to access 100 qubit+ devices</text:span></text:p>
                  </text:list-item>
                  <text:list-item>
                    <text:p><text:span text:style-name="T1">pylatexenc</text:span></text:p>
                  </text:list-item>
                </text:list>
              </text:list-item>
              <text:list-item>
                <text:p><text:span text:style-name="T1">github.com/Qiskit – Repo qiskit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How to Install Qiski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Get access to real quantum hardware</text:span></text:p>
                <text:list>
                  <text:list-item>
                    <text:p text:style-name="P2"><text:span text:style-name="T1">Get access to quantum.ibm.com</text:span></text:p>
                  </text:list-item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llo Worl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4 steps plan that many quantum workflows follow</text:p>
                <text:list>
                  <text:list-item>
                    <text:p>Map the Problem to Circuits and Operators</text:p>
                  </text:list-item>
                  <text:list-item>
                    <text:p>Optimize the circuit</text:p>
                  </text:list-item>
                  <text:list-item>
                    <text:p>Execute on the Backend</text:p>
                  </text:list-item>
                  <text:list-item>
                    <text:p>Post Process th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21:28:00.758652288</meta:creation-date>
    <dc:date>2024-06-16T11:28:09.375727865</dc:date>
    <meta:editing-duration>P5DT11H59M55S</meta:editing-duration>
    <meta:editing-cycles>1</meta:editing-cycles>
    <meta:document-statistic meta:object-count="37"/>
    <meta:generator>LibreOffice/24.2.1.2$MacOSX_AARCH64 LibreOffice_project/db4def46b0453cc22e2d0305797cf981b68ef5ac</meta:generator>
  </office:meta>
</office:document-meta>
</file>